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2">
      <style:text-properties fo:font-size="24pt" style:font-size-asian="24pt" style:font-size-complex="24pt"/>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T1" style:family="text">
      <style:text-properties fo:font-size="24pt" style:font-size-asian="24pt" style:font-size-complex="24pt"/>
    </style:style>
    <style:style style:name="T2" style:family="text">
      <style:text-properties fo:font-size="24pt" officeooo:rsid="001d5bbe" style:font-size-asian="24pt" style:font-size-complex="24pt"/>
    </style:style>
    <style:style style:name="T3" style:family="text">
      <style:text-properties officeooo:rsid="001d5bb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Privacy Policy <text:span text:style-name="T3">#1</text:span></text:h>
      <text:p text:style-name="Text_20_body"><text:span text:style-name="Strong_20_Emphasis"/></text:p>
      <text:p text:style-name="Text_20_body"><text:span text:style-name="Strong_20_Emphasis">Effective Date</text:span>: [Insert Date]</text:p>
      <text:h text:style-name="Heading_20_3" text:outline-level="3">1. Introduction</text:h>
      <text:p text:style-name="Text_20_body">Moien S.A. ("Moien", "we", "our", or "us") respects your privacy and is committed to protecting your personal data. This privacy policy explains how we collect, use, disclose, and protect your personal information when you visit our website at [moien.com] and use our mobile applications on Android and iOS devices (collectively, the "Services"). By using the Services, you agree to the terms of this Privacy Policy.</text:p>
      <text:h text:style-name="Heading_20_3" text:outline-level="3">2. Information We Collect</text:h>
      <text:p text:style-name="Text_20_body">We collect the following types of information from users of our Services:</text:p>
      <text:p text:style-name="Text_20_body"><text:span text:style-name="Strong_20_Emphasis">Personal Identification Information</text:span>:</text:p>
      <text:list text:style-name="L1">
        <text:list-item>
          <text:p text:style-name="P5">Name</text:p>
        </text:list-item>
        <text:list-item>
          <text:p text:style-name="P5">Email address</text:p>
        </text:list-item>
        <text:list-item>
          <text:p text:style-name="P5">Phone number</text:p>
        </text:list-item>
        <text:list-item>
          <text:p text:style-name="P5">Payment details (through our payment processor, Mangopay)</text:p>
        </text:list-item>
        <text:list-item>
          <text:p text:style-name="P4">IP address</text:p>
        </text:list-item>
      </text:list>
      <text:p text:style-name="Text_20_body"><text:span text:style-name="Strong_20_Emphasis">Property Information</text:span>:</text:p>
      <text:list text:style-name="L2">
        <text:list-item>
          <text:p text:style-name="P7">Property details (for property owners)</text:p>
        </text:list-item>
        <text:list-item>
          <text:p text:style-name="P7">Rental agreements</text:p>
        </text:list-item>
        <text:list-item>
          <text:p text:style-name="P6">Tenant history</text:p>
        </text:list-item>
      </text:list>
      <text:p text:style-name="Text_20_body"><text:span text:style-name="Strong_20_Emphasis">Usage Data</text:span>:</text:p>
      <text:list text:style-name="L3">
        <text:list-item>
          <text:p text:style-name="P9">Browsing behavior on the website</text:p>
        </text:list-item>
        <text:list-item>
          <text:p text:style-name="P9">Search queries</text:p>
        </text:list-item>
        <text:list-item>
          <text:p text:style-name="P9">Device information</text:p>
        </text:list-item>
        <text:list-item>
          <text:p text:style-name="P8">Location data (optional, if enabled)</text:p>
        </text:list-item>
      </text:list>
      <text:h text:style-name="Heading_20_3" text:outline-level="3">3. How We Use Your Information</text:h>
      <text:p text:style-name="Text_20_body">We use your information for the following purposes:</text:p>
      <text:list text:style-name="L4">
        <text:list-item>
          <text:p text:style-name="P11">To facilitate the listing, booking, rental, and purchase of properties.</text:p>
        </text:list-item>
        <text:list-item>
          <text:p text:style-name="P11">To process payments and rental agreements.</text:p>
        </text:list-item>
        <text:list-item>
          <text:p text:style-name="P11">To manage and track your rental transactions, bookings, and property sales.</text:p>
        </text:list-item>
        <text:list-item>
          <text:p text:style-name="P11">To personalize your experience, including targeted recommendations and features.</text:p>
        </text:list-item>
        <text:list-item>
          <text:p text:style-name="P10">To comply with legal obligations and prevent fraud or abuse of the platform.</text:p>
        </text:list-item>
      </text:list>
      <text:h text:style-name="Heading_20_3" text:outline-level="3"><text:soft-page-break/>4. Sharing of Information</text:h>
      <text:p text:style-name="Text_20_body">We may share your personal data in the following circumstances:</text:p>
      <text:list text:style-name="L5">
        <text:list-item>
          <text:p text:style-name="P13"><text:span text:style-name="Strong_20_Emphasis">With service providers</text:span>: We use Mangopay for payment processing, and may share necessary payment and transaction information with them.</text:p>
        </text:list-item>
        <text:list-item>
          <text:p text:style-name="P13"><text:span text:style-name="Strong_20_Emphasis">With real estate partners</text:span>: If you are browsing properties for sale, your inquiry data may be shared with real estate companies in France, Germany, Belgium, and Luxembourg.</text:p>
        </text:list-item>
        <text:list-item>
          <text:p text:style-name="P12"><text:span text:style-name="Strong_20_Emphasis">With legal authorities</text:span>: If required by law or to protect the rights of Moien or its users.</text:p>
        </text:list-item>
      </text:list>
      <text:h text:style-name="Heading_20_3" text:outline-level="3">5. International Data Transfers</text:h>
      <text:p text:style-name="Text_20_body">Your personal data may be transferred and stored outside of Luxembourg, including to countries that do not provide the same level of data protection. However, we ensure that appropriate safeguards are in place to protect your personal data.</text:p>
      <text:h text:style-name="Heading_20_3" text:outline-level="3">6. Your Data Protection Rights</text:h>
      <text:p text:style-name="Text_20_body">You have the following rights concerning your personal data:</text:p>
      <text:list text:style-name="L6">
        <text:list-item>
          <text:p text:style-name="P15">Right to access your personal data.</text:p>
        </text:list-item>
        <text:list-item>
          <text:p text:style-name="P15">Right to correct inaccurate data.</text:p>
        </text:list-item>
        <text:list-item>
          <text:p text:style-name="P15">Right to request deletion of your data.</text:p>
        </text:list-item>
        <text:list-item>
          <text:p text:style-name="P15">Right to restrict or object to data processing.</text:p>
        </text:list-item>
        <text:list-item>
          <text:p text:style-name="P14">Right to withdraw consent at any time.</text:p>
        </text:list-item>
      </text:list>
      <text:p text:style-name="Text_20_body">To exercise these rights, please contact us at [insert email].</text:p>
      <text:h text:style-name="Heading_20_3" text:outline-level="3">7. Security</text:h>
      <text:p text:style-name="Text_20_body">We take reasonable measures to secure your data, including encryption, secure servers, and access controls. However, no system is 100% secure, and we cannot guarantee the absolute security of your data.</text:p>
      <text:h text:style-name="Heading_20_3" text:outline-level="3">8. Retention of Data</text:h>
      <text:p text:style-name="Text_20_body">We retain your personal data for as long as necessary to fulfill the purposes for which it was collected or as required by law.</text:p>
      <text:h text:style-name="Heading_20_3" text:outline-level="3">9. Third-Party Links</text:h>
      <text:p text:style-name="Text_20_body">Our Services may contain links to third-party websites. We are not responsible for the privacy practices of these external sites.</text:p>
      <text:h text:style-name="Heading_20_3" text:outline-level="3">10. Changes to This Policy</text:h>
      <text:p text:style-name="Text_20_body">We may update this privacy policy from time to time. Any changes will be posted on this page with the "Effective Date" updated.</text:p>
      <text:h text:style-name="Heading_20_3" text:outline-level="3"><text:soft-page-break/>11. Contact Us</text:h>
      <text:p text:style-name="Text_20_body">If you have any questions or concerns about this Privacy Policy, please contact us at [insert email].</text:p>
      <text:p text:style-name="Standard"/>
      <text:p text:style-name="Standard"/>
      <text:h text:style-name="P1" text:outline-level="1">Privacy Policy <text:span text:style-name="T3">#2</text:span></text:h>
      <text:p text:style-name="Text_20_body"><text:span text:style-name="Strong_20_Emphasis"><text:line-break/>Effective Date:</text:span> September 27, 2024</text:p>
      <text:p text:style-name="Text_20_body">Moien ("we," "us," or "our") is committed to protecting the privacy of our users ("you" or "your"). This Privacy Policy outlines how we collect, use, disclose, and safeguard your information when you use our website <text:a xlink:type="simple" xlink:href="https://moien.com/" office:target-frame-name="_new" xlink:show="replace" text:style-name="Internet_20_link" text:visited-style-name="Visited_20_Internet_20_Link">moien.com</text:a> and our mobile applications on Android and iOS platforms.</text:p>
      <text:p text:style-name="Text_20_body">By accessing or using our services, you agree to this Privacy Policy. If you do not agree with the terms of this policy, please do not access the website or use our applications.</text:p>
      <text:h text:style-name="Heading_20_2" text:outline-level="2">1. Information We Collect</text:h>
      <text:h text:style-name="Heading_20_3" text:outline-level="3">a. Personal Information</text:h>
      <text:list text:style-name="L7">
        <text:list-item>
          <text:p text:style-name="P17"><text:span text:style-name="Strong_20_Emphasis">Registration Data:</text:span> When you create an account, we collect information such as your name, email address, phone number, and password.</text:p>
        </text:list-item>
        <text:list-item>
          <text:p text:style-name="P17"><text:span text:style-name="Strong_20_Emphasis">Profile Information:</text:span> Additional details like your profile picture, bio, and preferences.</text:p>
        </text:list-item>
        <text:list-item>
          <text:p text:style-name="P17"><text:span text:style-name="Strong_20_Emphasis">Payment Information:</text:span> Payment details processed via <text:span text:style-name="Strong_20_Emphasis">Mangopay</text:span> for transactions on the platform.</text:p>
        </text:list-item>
        <text:list-item>
          <text:p text:style-name="P16"><text:span text:style-name="Strong_20_Emphasis">Verification Documents:</text:span> Copies of identification documents for verification purposes.</text:p>
        </text:list-item>
      </text:list>
      <text:h text:style-name="Heading_20_3" text:outline-level="3">b. Non-Personal Information</text:h>
      <text:list text:style-name="L8">
        <text:list-item>
          <text:p text:style-name="P19"><text:span text:style-name="Strong_20_Emphasis">Usage Data:</text:span> Pages viewed, features used, and time spent on the platform.</text:p>
        </text:list-item>
        <text:list-item>
          <text:p text:style-name="P19"><text:span text:style-name="Strong_20_Emphasis">Device Information:</text:span> IP address, browser type, operating system, and device identifiers.</text:p>
        </text:list-item>
        <text:list-item>
          <text:p text:style-name="P18"><text:span text:style-name="Strong_20_Emphasis">Location Data:</text:span> Geographic location information, if enabled on your device.</text:p>
        </text:list-item>
      </text:list>
      <text:h text:style-name="Heading_20_2" text:outline-level="2">2. How We Use Your Information</text:h>
      <text:list text:style-name="L9">
        <text:list-item>
          <text:p text:style-name="P21"><text:span text:style-name="Strong_20_Emphasis">Provide Services:</text:span> To facilitate property listings, bookings, payments, and other features.</text:p>
        </text:list-item>
        <text:list-item>
          <text:p text:style-name="P21"><text:span text:style-name="Strong_20_Emphasis">Communication:</text:span> To send confirmations, invoices, technical notices, updates, and security alerts.</text:p>
        </text:list-item>
        <text:list-item>
          <text:p text:style-name="P21"><text:span text:style-name="Strong_20_Emphasis">Personalization:</text:span> To customize your experience and provide content tailored to your interests.</text:p>
        </text:list-item>
        <text:list-item>
          <text:p text:style-name="P21"><text:span text:style-name="Strong_20_Emphasis">Analytics:</text:span> To monitor and analyze usage and trends using tools like <text:span text:style-name="Strong_20_Emphasis">Google Analytics</text:span>.</text:p>
        </text:list-item>
        <text:list-item>
          <text:p text:style-name="P20"><text:span text:style-name="Strong_20_Emphasis">Legal Compliance:</text:span> To comply with applicable laws, regulations, and legal processes.</text:p>
        </text:list-item>
      </text:list>
      <text:h text:style-name="Heading_20_2" text:outline-level="2">3. Disclosure of Your Information</text:h>
      <text:list text:style-name="L10">
        <text:list-item>
          <text:p text:style-name="P23"><text:span text:style-name="Strong_20_Emphasis">Service Providers:</text:span> Third-party vendors like <text:span text:style-name="Strong_20_Emphasis">Mangopay</text:span> and <text:span text:style-name="Strong_20_Emphasis">Google Analytics</text:span> who assist in service delivery.</text:p>
        </text:list-item>
        <text:list-item>
          <text:p text:style-name="P23"><text:span text:style-name="Strong_20_Emphasis">Legal Requirements:</text:span> If required to disclose information by law or in response to legal processes.</text:p>
        </text:list-item>
        <text:list-item>
          <text:p text:style-name="P22"><text:soft-page-break/><text:span text:style-name="Strong_20_Emphasis">Business Transfers:</text:span> In case of a merger, sale, or transfer of assets, your information may be transferred.</text:p>
        </text:list-item>
      </text:list>
      <text:h text:style-name="Heading_20_2" text:outline-level="2">4. Third-Party Services</text:h>
      <text:p text:style-name="Text_20_body">Our platform may contain links to third-party websites and services, including property listings from real estate companies in France, Germany, Belgium, and Luxembourg. We are not responsible for the privacy practices of these entities.</text:p>
      <text:h text:style-name="Heading_20_2" text:outline-level="2">5. Data Security</text:h>
      <text:p text:style-name="Text_20_body">We implement reasonable security measures to protect your information from unauthorized access, alteration, disclosure, or destruction. However, no internet transmission is completely secure, and we cannot guarantee absolute security.</text:p>
      <text:h text:style-name="Heading_20_2" text:outline-level="2">6. Your Rights</text:h>
      <text:list text:style-name="L11">
        <text:list-item>
          <text:p text:style-name="P25"><text:span text:style-name="Strong_20_Emphasis">Access and Correction:</text:span> You can access and update your personal information through your account settings.</text:p>
        </text:list-item>
        <text:list-item>
          <text:p text:style-name="P25"><text:span text:style-name="Strong_20_Emphasis">Deletion:</text:span> You may request the deletion of your personal data, subject to legal obligations.</text:p>
        </text:list-item>
        <text:list-item>
          <text:p text:style-name="P24"><text:span text:style-name="Strong_20_Emphasis">Opt-Out:</text:span> You can opt-out of marketing communications at any time.</text:p>
        </text:list-item>
      </text:list>
      <text:h text:style-name="Heading_20_2" text:outline-level="2">7. Cookies and Tracking Technologies</text:h>
      <text:p text:style-name="Text_20_body">We use cookies and similar technologies to collect information about your browsing activities. Please refer to our <text:a xlink:type="simple" xlink:href="#cookie-policy" text:style-name="Internet_20_link" text:visited-style-name="Visited_20_Internet_20_Link">Cookie Policy</text:a> for more details.</text:p>
      <text:h text:style-name="Heading_20_2" text:outline-level="2">8. International Data Transfers</text:h>
      <text:p text:style-name="Text_20_body">Your information may be transferred to and processed in countries other than your country of residence. By using our services, you consent to such transfers.</text:p>
      <text:h text:style-name="Heading_20_2" text:outline-level="2">9. Children's Privacy</text:h>
      <text:p text:style-name="Text_20_body">Our services are not intended for individuals under the age of 18. We do not knowingly collect personal information from minors.</text:p>
      <text:h text:style-name="Heading_20_2" text:outline-level="2">10. Changes to This Privacy Policy</text:h>
      <text:p text:style-name="Text_20_body">We may update this policy from time to time. Changes will be posted on this page with an updated effective date.</text:p>
      <text:h text:style-name="Heading_20_2" text:outline-level="2"><text:soft-page-break/>11. Contact Us</text:h>
      <text:p text:style-name="Text_20_body">If you have any questions about this Privacy Policy, please contact us at:</text:p>
      <text:p text:style-name="Text_20_body"><text:span text:style-name="Strong_20_Emphasis">Email:</text:span> privacy@moien.com<text:line-break/><text:span text:style-name="Strong_20_Emphasis">Address:</text:span> Moien S.A., [Your Address], Luxembourg</text:p>
      <text:p text:style-name="Standard"/>
      <text:h text:style-name="P3" text:outline-level="3"><text:span text:style-name="Strong_20_Emphasis"><text:span text:style-name="T1">Privacy Policy </text:span></text:span><text:span text:style-name="Strong_20_Emphasis"><text:span text:style-name="T2">#3</text:span></text:span></text:h>
      <text:p text:style-name="Text_20_body"><text:span text:style-name="Strong_20_Emphasis"><text:line-break/>Effective Date:</text:span> [Insert Date]</text:p>
      <text:p text:style-name="Text_20_body">At <text:span text:style-name="Emphasis">Moien</text:span>, accessible from [moien.com], one of our main priorities is the privacy of our users. This Privacy Policy document contains types of information that are collected and recorded by Moien and how we use it.</text:p>
      <text:p text:style-name="Text_20_body">By using the Moien platform, you consent to the collection, use, and transfer of your information as described in this Privacy Policy.</text:p>
      <text:h text:style-name="Heading_20_4" text:outline-level="4"><text:span text:style-name="Strong_20_Emphasis">1. Information We Collect</text:span></text:h>
      <text:list text:style-name="L12">
        <text:list-item>
          <text:p text:style-name="P26"><text:span text:style-name="Strong_20_Emphasis">Personal Information</text:span>: When you create an account or use the platform, we collect information like your name, email address, phone number, and payment information (via Mangopay).</text:p>
        </text:list-item>
        <text:list-item>
          <text:p text:style-name="P26"><text:span text:style-name="Strong_20_Emphasis">Property Information</text:span>: When property owners list properties, we collect property descriptions, photos, and details about amenities.</text:p>
        </text:list-item>
        <text:list-item>
          <text:p text:style-name="P26"><text:span text:style-name="Strong_20_Emphasis">Payment Information</text:span>: Payment transactions are processed by <text:span text:style-name="Emphasis">Mangopay</text:span>, and we collect data related to these transactions such as transaction history and billing details.</text:p>
        </text:list-item>
        <text:list-item>
          <text:p text:style-name="P26"><text:span text:style-name="Strong_20_Emphasis">Automatically Collected Information</text:span>: We collect certain information automatically when you visit the platform, including IP addresses, browser type, and browsing activity through Google Analytics.</text:p>
        </text:list-item>
      </text:list>
      <text:h text:style-name="Heading_20_4" text:outline-level="4"><text:span text:style-name="Strong_20_Emphasis">2. How We Use Your Information</text:span></text:h>
      <text:p text:style-name="Text_20_body">We use your information to:</text:p>
      <text:list text:style-name="L13">
        <text:list-item>
          <text:p text:style-name="P28">Facilitate communication between property owners, tenants, buyers, and guests.</text:p>
        </text:list-item>
        <text:list-item>
          <text:p text:style-name="P28">Process payments for rentals and sales.</text:p>
        </text:list-item>
        <text:list-item>
          <text:p text:style-name="P28">Provide and improve our services.</text:p>
        </text:list-item>
        <text:list-item>
          <text:p text:style-name="P28">Offer customer support.</text:p>
        </text:list-item>
        <text:list-item>
          <text:p text:style-name="P27">Comply with legal obligations and resolve disputes.</text:p>
        </text:list-item>
      </text:list>
      <text:h text:style-name="Heading_20_4" text:outline-level="4"><text:span text:style-name="Strong_20_Emphasis">3. Sharing of Information</text:span></text:h>
      <text:p text:style-name="Text_20_body">We may share your information with:</text:p>
      <text:list text:style-name="L14">
        <text:list-item>
          <text:p text:style-name="P30"><text:span text:style-name="Strong_20_Emphasis">Third-Party Service Providers</text:span>: Such as <text:span text:style-name="Emphasis">Mangopay</text:span> for processing payments and Google Analytics for monitoring user behavior.</text:p>
        </text:list-item>
        <text:list-item>
          <text:p text:style-name="P30"><text:span text:style-name="Strong_20_Emphasis">Real Estate Partners</text:span>: For property sale listings, we may share your information with real estate companies.</text:p>
        </text:list-item>
        <text:list-item>
          <text:p text:style-name="P29"><text:span text:style-name="Strong_20_Emphasis">Legal Requirements</text:span>: When required by law, we may share your information with law enforcement or regulatory bodies.</text:p>
        </text:list-item>
      </text:list>
      <text:h text:style-name="Heading_20_4" text:outline-level="4"><text:soft-page-break/><text:span text:style-name="Strong_20_Emphasis">4. Data Retention</text:span></text:h>
      <text:p text:style-name="Text_20_body">We retain your information for as long as necessary to fulfill the purposes for which it was collected, including for the purpose of satisfying any legal, accounting, or reporting requirements.</text:p>
      <text:h text:style-name="Heading_20_4" text:outline-level="4"><text:span text:style-name="Strong_20_Emphasis">5. Your Data Protection Rights</text:span></text:h>
      <text:p text:style-name="Text_20_body">You have the right to:</text:p>
      <text:list text:style-name="L15">
        <text:list-item>
          <text:p text:style-name="P32">Access and request copies of your personal data.</text:p>
        </text:list-item>
        <text:list-item>
          <text:p text:style-name="P32">Correct any information you believe is inaccurate.</text:p>
        </text:list-item>
        <text:list-item>
          <text:p text:style-name="P31">Request the deletion of your personal data under certain conditions.</text:p>
        </text:list-item>
      </text:list>
      <text:h text:style-name="Heading_20_4" text:outline-level="4"><text:span text:style-name="Strong_20_Emphasis">6. Security of Your Information</text:span></text:h>
      <text:p text:style-name="Text_20_body">We use industry-standard security measures to protect your personal information from unauthorized access, use, or disclosure.</text:p>
      <text:h text:style-name="Heading_20_4" text:outline-level="4"><text:span text:style-name="Strong_20_Emphasis">7. Cookies and Tracking Technologies</text:span></text:h>
      <text:p text:style-name="Text_20_body">We use cookies and similar technologies to track activity on our website, which are detailed in our [Cookie Policy].</text:p>
      <text:h text:style-name="Heading_20_4" text:outline-level="4"><text:span text:style-name="Strong_20_Emphasis">8. Third-Party Links</text:span></text:h>
      <text:p text:style-name="Text_20_body">The Moien platform may contain links to third-party websites. This Privacy Policy does not apply to those third-party websites.</text:p>
      <text:h text:style-name="Heading_20_4" text:outline-level="4"><text:span text:style-name="Strong_20_Emphasis">9. Changes to This Policy</text:span></text:h>
      <text:p text:style-name="Text_20_body">We may update our Privacy Policy from time to time. We will notify users of any changes by posting the new Privacy Policy on this page.</text:p>
      <text:h text:style-name="Heading_20_4" text:outline-level="4"><text:span text:style-name="Strong_20_Emphasis">10. Contact Us</text:span></text:h>
      <text:p text:style-name="Text_20_body">If you have any questions about this Privacy Policy, you can contact us at:<text:line-break/>[Email Address]<text:line-break/>[Phone Number]<text:line-break/>[Business Addr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1:42:55.263000000</meta:creation-date>
    <dc:date>2024-09-27T13:48:56.516000000</dc:date>
    <meta:editing-duration>PT10M38S</meta:editing-duration>
    <meta:editing-cycles>6</meta:editing-cycles>
    <meta:generator>LibreOffice/24.2.3.2$Windows_X86_64 LibreOffice_project/433d9c2ded56988e8a90e6b2e771ee4e6a5ab2ba</meta:generator>
    <meta:document-statistic meta:table-count="0" meta:image-count="0" meta:object-count="0" meta:page-count="8" meta:paragraph-count="134" meta:word-count="1548" meta:character-count="9866" meta:non-whitespace-character-count="8508"/>
  </office:meta>
</office:document-meta>
</file>